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line-height="100%"/>
    </style:style>
    <style:style style:name="P2" style:family="paragraph" style:parent-style-name="LO-normal">
      <style:paragraph-properties fo:line-height="100%" fo:text-align="center" style:justify-single-word="false"/>
    </style:style>
    <style:style style:name="P3" style:family="paragraph" style:parent-style-name="LO-normal" style:list-style-name="WWNum3a">
      <style:paragraph-properties fo:line-height="100%"/>
    </style:style>
    <style:style style:name="P4" style:family="paragraph" style:parent-style-name="LO-normal" style:list-style-name="WWNum4">
      <style:paragraph-properties fo:line-height="100%"/>
    </style:style>
    <style:style style:name="P5" style:family="paragraph" style:parent-style-name="LO-normal">
      <style:paragraph-properties fo:line-height="100%"/>
      <style:text-properties fo:font-size="13pt" style:font-size-asian="13pt" style:font-size-complex="13pt"/>
    </style:style>
    <style:style style:name="P6" style:family="paragraph" style:parent-style-name="LO-normal">
      <style:paragraph-properties fo:line-height="100%"/>
      <style:text-properties fo:font-weight="bold" style:font-weight-asian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3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yhawks</text:p>
      <text:p text:style-name="P1">11-08-2023</text:p>
      <text:p text:style-name="P1">Deborah Onuosa</text:p>
      <text:p text:style-name="P5" loext:marker-style-name="T1"/>
      <text:p text:style-name="P1">Where: LEEP (Spahr)</text:p>
      <text:p text:style-name="P1">Time: 3:00 PM</text:p>
      <text:p text:style-name="P1">Present Members: Deborah, <text:span text:style-name="T5">Victor</text:span>, Ellia, Timo, Allie, Riley</text:p>
      <text:p text:style-name="P5" loext:marker-style-name="T1"/>
      <text:p text:style-name="P2"><text:span text:style-name="T2">Notes</text:span></text:p>
      <text:p text:style-name="P1"><text:span text:style-name="T3">Discussion:</text:span></text:p>
      <text:p text:style-name="P1"/>
      <text:p text:style-name="P1">Working on the Software architecture due on Sunday. Discussed the architecture of the code.</text:p>
      <text:p text:style-name="P1"/>
      <text:p text:style-name="P1"><text:span text:style-name="T3">Decisions:</text:span></text:p>
      <text:p text:style-name="P1"/>
      <text:list text:style-name="WWNum3a">
        <text:list-item>
          <text:p text:style-name="P3">We’ll start working on the code next week. </text:p>
        </text:list-item>
      </text:list>
      <text:p text:style-name="P1"/>
      <text:p text:style-name="P1"/>
      <text:p text:style-name="P1"><text:span text:style-name="T3">We will need to ask Saiedian some questions:<text:line-break/></text:span></text:p>
      <text:list text:style-name="WWNum4">
        <text:list-item>
          <text:p text:style-name="P4">No questions to ask today</text:p>
        </text:list-item>
      </text:list>
      <text:p text:style-name="P6" loext:marker-style-name="T3"/>
      <text:p text:style-name="P6" loext:marker-style-name="T3"/>
      <text:p text:style-name="Standard_20__28_user_29_"><text:span text:style-name="T4">Photos taken during the meeting: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font-size="11pt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font-size="11pt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nuosa, Deborah</meta:initial-creator>
    <meta:editing-cycles>4</meta:editing-cycles>
    <meta:creation-date>2023-11-08T21:30:00</meta:creation-date>
    <dc:date>2023-11-10T22:52:32.951753359</dc:date>
    <meta:editing-duration>PT4M28S</meta:editing-duration>
    <meta:generator>LibreOffice/7.5.5.2$Linux_X86_64 LibreOffice_project/50$Build-2</meta:generator>
    <meta:document-statistic meta:table-count="0" meta:image-count="0" meta:object-count="0" meta:page-count="1" meta:paragraph-count="14" meta:word-count="63" meta:character-count="387" meta:non-whitespace-character-count="338"/>
    <meta:user-defined meta:name="AppVersion">16.0000</meta:user-defined>
    <meta:template xlink:type="simple" xlink:actuate="onRequest" xlink:title="Normal.dotm" xlink:href=""/>
  </office:meta>
</office:document-meta>
</file>